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8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d4ea6b"/>
    </style:style>
    <style:style style:name="ce4" style:family="table-cell" style:parent-style-name="Default">
      <style:table-cell-properties fo:background-color="#ffd8c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8000"/>
    </style:style>
    <style:style style:name="ce6" style:family="table-cell" style:parent-style-name="Default">
      <style:table-cell-properties fo:background-color="#ffd8ce"/>
    </style:style>
    <style:style style:name="ce7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8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1U9U</text:p>
          </table:table-cell>
          <table:table-cell/>
          <table:table-cell table:style-name="ce1" office:value-type="string" calcext:value-type="string">
            <text:p>Pat initial set</text:p>
          </table:table-cell>
          <table:table-cell/>
          <table:table-cell table:style-name="ce4" office:value-type="string" calcext:value-type="string">
            <text:p>List of all PDBs to copy to text file, sep by comma already:</text:p>
          </table:table-cell>
          <table:table-cell table:style-name="ce6" table:number-columns-repeated="4"/>
          <table:table-cell table:style-name="ce7" office:value-type="string" calcext:value-type="string">
            <text:p>CONCATENATE(TRANSPOSE(A1:A7)&amp;",") </text:p>
          </table:table-cell>
        </table:table-row>
        <table:table-row table:style-name="ro1">
          <table:table-cell table:style-name="ce1" office:value-type="string" calcext:value-type="string">
            <text:p>1ZVI</text:p>
          </table:table-cell>
          <table:table-cell table:number-columns-repeated="3"/>
          <table:table-cell table:style-name="ce5" table:formula="of:=CONCATENATE(&quot;1U9U,&quot;;&quot;1ZVI,&quot;;&quot;2BHJ,&quot;;&quot;2E2Y,&quot;;&quot;2IIZ,&quot;;&quot;2IMQ,&quot;;&quot;2J0P,&quot;;&quot;2J18,&quot;;&quot;2VEB,&quot;;&quot;3TGC,&quot;;&quot;4I3Q,&quot;;&quot;4UZV,&quot;;&quot;5CN5,&quot;;&quot;2IPS,&quot;;&quot;4JET,&quot;;&quot;4MYP,&quot;;&quot;3SIK,&quot;;&quot;1N45,&quot;;&quot;5O1M,&quot;;&quot;1DKH,&quot;;&quot;4MF9,&quot;;&quot;2R7A,&quot;;&quot;3VP5,&quot;;&quot;4NL5,&quot;;&quot;4CDP,&quot;;&quot;HUTX,&quot;;&quot;CH2X,&quot;;&quot;6U9J,&quot;;&quot;2OVI,&quot;;&quot;3FM2,&quot;;&quot;3PQ2,&quot;;&quot;6A2J,&quot;;&quot;5GJ3,&quot;;&quot;5KZL,&quot;;&quot;1P3T,&quot;;&quot;3HX9,&quot;;&quot;3RTL,&quot;;&quot;3VP5,&quot;;&quot;1B5M&quot;)" office:value-type="string" office:string-value="1U9U,1ZVI,2BHJ,2E2Y,2IIZ,2IMQ,2J0P,2J18,2VEB,3TGC,4I3Q,4UZV,5CN5,2IPS,4JET,4MYP,3SIK,1N45,5O1M,1DKH,4MF9,2R7A,3VP5,4NL5,4CDP,HUTX,CH2X,6U9J,2OVI,3FM2,3PQ2,6A2J,5GJ3,5KZL,1P3T,3HX9,3RTL,3VP5,1B5M" calcext:value-type="string">
            <text:p>1U9U,1ZVI,2BHJ,2E2Y,2IIZ,2IMQ,2J0P,2J18,2VEB,3TGC,4I3Q,4UZV,5CN5,2IPS,4JET,4MYP,3SIK,1N45,5O1M,1DKH,4MF9,2R7A,3VP5,4NL5,4CDP,HUTX,CH2X,6U9J,2OVI,3FM2,3PQ2,6A2J,5GJ3,5KZL,1P3T,3HX9,3RTL,3VP5,1B5M</text:p>
          </table:table-cell>
          <table:table-cell table:number-columns-repeated="4"/>
          <table:table-cell table:style-name="ce6" office:value-type="string" calcext:value-type="string">
            <text:p>Highlight the TRANSPOSE(A1:An)&amp;"," in the formula, and press the F9 key.</text:p>
          </table:table-cell>
        </table:table-row>
        <table:table-row table:style-name="ro2">
          <table:table-cell table:style-name="ce1" office:value-type="string" calcext:value-type="string">
            <text:p>2BHJ</text:p>
          </table:table-cell>
          <table:table-cell table:number-columns-repeated="8"/>
          <table:table-cell table:style-name="ce8" office:value-type="string" calcext:value-type="string">
            <text:p>Remove curly braces {and } from the formula, AND THE EXTRA “” AND , and press the Enter key.</text:p>
          </table:table-cell>
        </table:table-row>
        <table:table-row table:style-name="ro1">
          <table:table-cell table:style-name="ce1" office:value-type="string" calcext:value-type="string">
            <text:p>2E2Y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IIZ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IMQ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J0P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J18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VEB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3TGC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4I3Q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4UZV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5CN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IPS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4JET</text:p>
          </table:table-cell>
          <table:table-cell/>
          <table:table-cell table:style-name="ce2" office:value-type="string" calcext:value-type="string">
            <text:p>Laura stuff (one repeat not included)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4MYP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3SIK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1N45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5O1M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1DKH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4MF9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2R7A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3VP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NL5</text:p>
          </table:table-cell>
          <table:table-cell/>
          <table:table-cell table:style-name="ce3" office:value-type="string" calcext:value-type="string">
            <text:p>JD 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CD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UT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2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U9J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OV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FM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PQ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A2J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GJ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KZ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P3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HX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RT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VP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B5M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1QJS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4">00/00/0000</text:date>, <text:time style:data-style-name="N2" text:time-value="12:48:36.5160420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6T20:05:19.208211072</meta:creation-date>
    <dc:date>2021-07-14T12:49:00.430007977</dc:date>
    <meta:editing-duration>PT34M6S</meta:editing-duration>
    <meta:editing-cycles>4</meta:editing-cycles>
    <meta:generator>LibreOffice/6.4.7.2$Linux_X86_64 LibreOffice_project/40$Build-2</meta:generator>
    <meta:document-statistic meta:table-count="1" meta:cell-count="48" meta:object-count="0"/>
  </office:meta>
</office:document-meta>
</file>